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PROYECTOS</text:p>
      <text:h text:style-name="Heading_20_1" text:outline-level="1">
      2. INGENIERIA
    
      DE REQUISITOS
    </text:h>
      <text:h text:style-name="Heading_20_2" text:outline-level="2">METAS DEL NEGOCIO</text:h>
      <text:h text:style-name="Heading_20_2" text:outline-level="2">IDENTIFICAR NECESIDADES</text:h>
      <text:h text:style-name="Heading_20_2" text:outline-level="2">INTERESADOS</text:h>
      <text:h text:style-name="Heading_20_2" text:outline-level="2">HISTORIAS DE USUARIO</text:h>
      <text:h text:style-name="Heading_20_2" text:outline-level="2">DIAG DE ROBUSTEZ</text:h>
      <text:h text:style-name="Heading_20_1" text:outline-level="1">6. DESARROLLO</text:h>
      <text:h text:style-name="Heading_20_2" text:outline-level="2">MODULOS</text:h>
      <text:h text:style-name="Heading_20_2" text:outline-level="2">INTERFACES</text:h>
      <text:h text:style-name="Heading_20_2" text:outline-level="2">ADAPTADORES</text:h>
      <text:h text:style-name="Heading_20_2" text:outline-level="2">DRIVER</text:h>
      <text:h text:style-name="Heading_20_2" text:outline-level="2">DRIVEN</text:h>
      <text:h text:style-name="Heading_20_2" text:outline-level="2">PASARELAS</text:h>
      <text:h text:style-name="Heading_20_2" text:outline-level="2">ENDPOINT</text:h>
      <text:h text:style-name="Heading_20_2" text:outline-level="2">APIREST</text:h>
      <text:h text:style-name="Heading_20_1" text:outline-level="1">3. SCRUM</text:h>
      <text:h text:style-name="Heading_20_2" text:outline-level="2">MASTER</text:h>
      <text:h text:style-name="Heading_20_2" text:outline-level="2">PRODUCT OWNER</text:h>
      <text:h text:style-name="Heading_20_2" text:outline-level="2">DEVELOPMENT TEAM</text:h>
      <text:h text:style-name="Heading_20_2" text:outline-level="2">STACKEHOLDERS</text:h>
      <text:h text:style-name="Heading_20_2" text:outline-level="2">SPRINT PLANNING</text:h>
      <text:h text:style-name="Heading_20_2" text:outline-level="2">SPRING REVIEW</text:h>
      <text:h text:style-name="Heading_20_2" text:outline-level="2">DAILY SCRUM </text:h>
      <text:h text:style-name="Heading_20_2" text:outline-level="2">SPRING RETROSPECTIVE</text:h>
      <text:h text:style-name="Heading_20_2" text:outline-level="2">USER HISTORIES</text:h>
      <text:h text:style-name="Heading_20_2" text:outline-level="2">PRODUCT BACLOG</text:h>
      <text:h text:style-name="Heading_20_2" text:outline-level="2">SPRINT BACLOG</text:h>
      <text:h text:style-name="Heading_20_2" text:outline-level="2">SPRINT</text:h>
      <text:h text:style-name="Heading_20_1" text:outline-level="1">7. PRUEBAS SW</text:h>
      <text:h text:style-name="Heading_20_2" text:outline-level="2">DE HUMO</text:h>
      <text:h text:style-name="Heading_20_2" text:outline-level="2">UNITARIAS</text:h>
      <text:h text:style-name="Heading_20_2" text:outline-level="2">CAJA NEGRA</text:h>
      <text:h text:style-name="Heading_20_2" text:outline-level="2">CAJA BLANCA</text:h>
      <text:h text:style-name="Heading_20_2" text:outline-level="2">ACEPTACION</text:h>
      <text:h text:style-name="Heading_20_2" text:outline-level="2">INTEGRACION</text:h>
      <text:h text:style-name="Heading_20_2" text:outline-level="2">SISTEMAS</text:h>
      <text:h text:style-name="Heading_20_1" text:outline-level="1">8. DESPLIEGUE</text:h>
      <text:h text:style-name="Heading_20_1" text:outline-level="1">9. CAPACITACION</text:h>
      <text:h text:style-name="Heading_20_1" text:outline-level="1">10. IMPLANTACION</text:h>
      <text:h text:style-name="Heading_20_1" text:outline-level="1">1. MARCO LOGICO</text:h>
      <text:h text:style-name="Heading_20_2" text:outline-level="2">PROBLEMA</text:h>
      <text:h text:style-name="Heading_20_3" text:outline-level="3">CAUSA</text:h>
      <text:h text:style-name="Heading_20_3" text:outline-level="3">EFECTOS</text:h>
      <text:h text:style-name="Heading_20_2" text:outline-level="2">DESCRIPCION</text:h>
      <text:h text:style-name="Heading_20_2" text:outline-level="2">JUSTIFICACION</text:h>
      <text:h text:style-name="Heading_20_2" text:outline-level="2">OBJETIVOS</text:h>
      <text:h text:style-name="Heading_20_3" text:outline-level="3">PRINCIPAL</text:h>
      <text:h text:style-name="Heading_20_3" text:outline-level="3">ESPECIFICOS</text:h>
      <text:h text:style-name="Heading_20_2" text:outline-level="2">INDICADORES</text:h>
      <text:h text:style-name="Heading_20_3" text:outline-level="3">A NIVEL DE PROPOSITO</text:h>
      <text:h text:style-name="Heading_20_3" text:outline-level="3">A NIVEL DE OBJETIVO</text:h>
      <text:h text:style-name="Heading_20_3" text:outline-level="3">DE RESULTADOS</text:h>
      <text:h text:style-name="Heading_20_3" text:outline-level="3">ACTIVIDADES</text:h>
      <text:h text:style-name="Heading_20_2" text:outline-level="2">MEDIOS DE VERIFICACION</text:h>
      <text:h text:style-name="Heading_20_3" text:outline-level="3">MONITOREO</text:h>
      <text:h text:style-name="Heading_20_4" text:outline-level="4">PARTICIPACION</text:h>
      <text:h text:style-name="Heading_20_4" text:outline-level="4">NEGOCIACION</text:h>
      <text:h text:style-name="Heading_20_4" text:outline-level="4">APRENDIZAJE</text:h>
      <text:h text:style-name="Heading_20_4" text:outline-level="4">FLEXIBILIDAD</text:h>
      <text:h text:style-name="Heading_20_3" text:outline-level="3">EVALUACION</text:h>
      <text:h text:style-name="Heading_20_2" text:outline-level="2">SUPUESTOS</text:h>
      <text:h text:style-name="Heading_20_1" text:outline-level="1">4. ANALISIS</text:h>
      <text:h text:style-name="Heading_20_2" text:outline-level="2">REQUISITOS</text:h>
      <text:h text:style-name="Heading_20_3" text:outline-level="3">FUNCIONALES</text:h>
      <text:h text:style-name="Heading_20_3" text:outline-level="3">NO FUNCIONALES</text:h>
      <text:h text:style-name="Heading_20_2" text:outline-level="2">DIAGRAMA DE ROBUSTEZ</text:h>
      <text:h text:style-name="Heading_20_1" text:outline-level="1">5. DISEÑO</text:h>
      <text:h text:style-name="Heading_20_2" text:outline-level="2">UML</text:h>
      <text:h text:style-name="Heading_20_3" text:outline-level="3">CASOS DE USO</text:h>
      <text:h text:style-name="Heading_20_3" text:outline-level="3">DIAG. CLASES</text:h>
      <text:h text:style-name="Heading_20_3" text:outline-level="3">DIAG. SECUENCIA</text:h>
      <text:h text:style-name="Heading_20_3" text:outline-level="3">DIAG. ACTIVIDADES</text:h>
      <text:h text:style-name="Heading_20_2" text:outline-level="2">FRONTEND</text:h>
      <text:h text:style-name="Heading_20_3" text:outline-level="3">MOCKUP</text:h>
      <text:h text:style-name="Heading_20_2" text:outline-level="2">BACKEND</text:h>
      <text:h text:style-name="Heading_20_3" text:outline-level="3">MODELO RELACIONAL</text:h>
      <text:h text:style-name="Heading_20_3" text:outline-level="3">MODELO FISICO</text:h>
      <text:h text:style-name="Heading_20_3" text:outline-level="3">DICCIONARIO DE DATOS</text:h>
      <text:h text:style-name="Heading_20_2" text:outline-level="2">MIDDLEWARE</text:h>
      <text:h text:style-name="Heading_20_3" text:outline-level="3">APIREST</text:h>
      <text:h text:style-name="Heading_20_2" text:outline-level="2">ARQUITECTURA</text:h>
      <text:h text:style-name="Heading_20_2" text:outline-level="2">PATRON DE DISEÑO</text:h>
      <text:h text:style-name="Heading_20_2" text:outline-level="2">SELECCION HERRAMIENTAS</text:h>
      <text:h text:style-name="Heading_20_3" text:outline-level="3">LENGUAJE PROGRAMACION</text:h>
      <text:h text:style-name="Heading_20_3" text:outline-level="3">SMBD</text:h>
      <text:h text:style-name="Heading_20_3" text:outline-level="3">SISTEMA OPERATIVO</text:h>
      <text:h text:style-name="Heading_20_3" text:outline-level="3">ESTRUCTURA DE RED</text:h>
      <text:h text:style-name="Heading_20_1" text:outline-level="1">
      CPSI-FABRICA DE SOFTWARE REGIONAL
    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